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5.1492in"/>
    </style:style>
    <style:style style:name="co5" style:family="table-column">
      <style:table-column-properties fo:break-before="auto" style:column-width="2.0154in"/>
    </style:style>
    <style:style style:name="co6" style:family="table-column">
      <style:table-column-properties fo:break-before="auto" style:column-width="2.8335in"/>
    </style:style>
    <style:style style:name="co7" style:family="table-column">
      <style:table-column-properties fo:break-before="auto" style:column-width="1.8543in"/>
    </style:style>
    <style:style style:name="co8" style:family="table-column">
      <style:table-column-properties fo:break-before="auto" style:column-width="7.9799in"/>
    </style:style>
    <style:style style:name="co9" style:family="table-column">
      <style:table-column-properties fo:break-before="auto" style:column-width="1.5472in"/>
    </style:style>
    <style:style style:name="co10" style:family="table-column">
      <style:table-column-properties fo:break-before="auto" style:column-width="2.7366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2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hroo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nionman, Fireman</text:p>
          </table:table-cell>
          <table:table-cell office:value-type="string" calcext:value-type="string">
            <text:p>Just a Goomba</text:p>
          </table:table-cell>
          <table:table-cell office:value-type="string" calcext:value-type="string">
            <text:p>1 (Incomplete)</text:p>
          </table:table-cell>
        </table:table-row>
        <table:table-row table:style-name="ro1">
          <table:table-cell office:value-type="string" calcext:value-type="string">
            <text:p>Spiky Mushroo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Just a Koopa</text:p>
          </table:table-cell>
          <table:table-cell/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Shy Guy / Koopa Hybrid I guess?</text:p>
          </table:table-cell>
          <table:table-cell/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ngle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bus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Soldi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 Soldi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ravioli blob</text:p>
          </table:table-cell>
          <table:table-cell/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meatball with arms, think Geodude</text:p>
          </table:table-cell>
          <table:table-cell/>
        </table:table-row>
        <table:table-row table:style-name="ro1">
          <table:table-cell office:value-type="string" calcext:value-type="string">
            <text:p>Pasta Gunn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/>
        </table:table-row>
        <table:table-row table:style-name="ro1">
          <table:table-cell office:value-type="string" calcext:value-type="string">
            <text:p>Pasta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/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lkman, Minion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en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l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doc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ered Nurs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Physici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s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office:value-type="string" calcext:value-type="string">
            <text:p>Like the playing card, not the Batman villain</text:p>
          </table:table-cell>
          <table:table-cell/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ry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t Butl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Badgu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General Badguy hits 0 Morale, gain 2 extra EP next turn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before attack phase, creates a random Level 1 Robot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for each friendly Clown <text:span text:style-name="T1">(</text:span>including Final Clown<text:span text:style-name="T1">)</text:span>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ver attacks, when a friendly Human hits 0 Morale, Maxwell gives him 1 Morale</text:p>
          </table:table-cell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ilk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Pasta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to hand limit while he is in play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urtle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Beehive when played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z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before attack phase, creates a Bee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, it’s Golden Seedling</text:p>
          </table:table-cell>
          <table:table-cell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card’s Morale hits 0, your most powerful Robot gets +1 Morale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Level for each friendly Bee <text:span text:style-name="T1">(</text:span>including Queen Bee<text:span text:style-name="T1">)</text:span>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ity each tur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</table:table>
      <table:table table:name="Other Cards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ungus cards in play</text:p>
          </table:table-cell>
          <table:table-cell office:value-type="string" calcext:value-type="string">
            <text:p>Fireman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Morale and +1 Level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“Most powerful” by Level first, then Morale</text:p>
          </table:table-cell>
          <table:table-cell/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own Minions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Your Humans with Morale 1 do not decrease Morale this turn</text:p>
          </table:table-cell>
          <table:table-cell office:value-type="string" calcext:value-type="string">
            <text:p>Maxwell, 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iscarded</text:p>
          </table:table-cell>
          <table:table-cell/>
          <table:table-cell office:value-type="string" calcext:value-type="string">
            <text:p>No relation to Mario, obviously</text:p>
          </table:table-cell>
          <table:table-cell/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iscarded</text:p>
          </table:table-cell>
          <table:table-cell/>
          <table:table-cell office:value-type="string" calcext:value-type="string">
            <text:p>No relation to Luigi, obviously</text:p>
          </table:table-cell>
          <table:table-cell/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nce per game, opponent’s most powerful Minion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Circlegirl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Squaredude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enemy loses all Minions currently in play; limit one per deck</text:p>
          </table:table-cell>
          <table:table-cell office:value-type="string" calcext:value-type="string">
            <text:p>General Badguy</text:p>
          </table:table-cell>
          <table:table-cell office:value-type="string" calcext:value-type="string">
            <text:p>Basically Superman</text:p>
          </table:table-cell>
          <table:table-cell/>
        </table:table-row>
        <table:table-row table:style-name="ro1"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iscard this card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enemy Minion is turned into a P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When 3 of these are assembled, discard all 3 and deal 10 damage to city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Dr. Mario reference</text:p>
          </table:table-cell>
          <table:table-cell/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oud of Darknes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ards cannot affect your Minions, lasts 1 turn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Opponent’s most powerful Minion is stunned and does not attack next turn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Opponent Hero cards have no effect, lasts 2 turns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Make the card look like Pot of Greed</text:p>
          </table:table-cell>
          <table:table-cell office:value-type="string" calcext:value-type="string">
            <text:p>2 (Incomplete)</text:p>
          </table:table-cell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At the end of each of your turns, top Undead card in discard pile returns to field with 1 Morale, lasts 4 turns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discard entire hand, most powerful Minion gains Morale equal to # of cards discarded, limit 1 per deck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n play immediately attack and drop Morale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ecrease Morale passively, lasts 1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now counts as a Clow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iscard all enemy Minions with Morale 1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 and you win the game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opponent’s city walls</text:p>
          </table:table-cell>
          <table:table-cell table:number-columns-repeated="3"/>
        </table:table-row>
      </table:table>
      <table:table table:name="Playing Fields" table:style-name="ta1"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No special eff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+1 Level to all Pasta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+1 Level to all Human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Palace</text:p>
          </table:table-cell>
          <table:table-cell office:value-type="string" calcext:value-type="string">
            <text:p>+1 Level to all Shape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’s Market</text:p>
          </table:table-cell>
          <table:table-cell office:value-type="string" calcext:value-type="string">
            <text:p>+1 Morale to all Minions play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9:47:54.215112873</meta:creation-date>
    <meta:generator>LibreOffice/7.3.3.2$Windows_X86_64 LibreOffice_project/d1d0ea68f081ee2800a922cac8f79445e4603348</meta:generator>
    <dc:date>2024-02-29T21:51:35.373000000</dc:date>
    <meta:editing-duration>PT17H32M51S</meta:editing-duration>
    <meta:editing-cycles>96</meta:editing-cycles>
    <meta:document-statistic meta:table-count="3" meta:cell-count="699" meta:object-count="0"/>
  </office:meta>
</office:document-meta>
</file>